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26in"/>
    </style:style>
    <style:style style:name="co2" style:family="table-column">
      <style:table-column-properties fo:break-before="auto" style:column-width="1.7264in"/>
    </style:style>
    <style:style style:name="co3" style:family="table-column">
      <style:table-column-properties fo:break-before="auto" style:column-width="2.9063in"/>
    </style:style>
    <style:style style:name="co4" style:family="table-column">
      <style:table-column-properties fo:break-before="auto" style:column-width="5.90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6" style:family="table-cell" style:parent-style-name="Default">
      <style:map style:condition="cell-content()=&quot;Astra Militarum&quot;" style:apply-style-name="Astra_20_Militarum_20_Colour" style:base-cell-address="Sheet1.B147"/>
    </style:style>
    <style:style style:name="ce7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8" style:family="table-cell" style:parent-style-name="Default">
      <style:map style:condition="cell-content()=&quot;No&quot;" style:apply-style-name="Bad" style:base-cell-address="Sheet1.C1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8"/>
        <table:table-column table:style-name="co4" table:default-cell-style-name="Default"/>
        <table:table-row table:style-name="ro1">
          <table:table-cell office:value-type="string" calcext:value-type="string">
            <text:p>Cards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Reason</text:p>
          </table:table-cell>
        </table:table-row>
        <table:table-row table:style-name="ro1">
          <table:table-cell office:value-type="string" calcext:value-type="string">
            <text:p>Captain Cato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onel Strake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, High Sorcer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ckmaster Kith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orath Starba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ommander Shadowsun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Sicarius’s Chose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to’s Stronghol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he Fury of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Tallassarian Tempest Blad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10<text:span text:style-name="T1">th</text:span> Company Scou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ctical Squad Cardini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nored Libraria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ood Angels Veteran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ring Assault Squa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nd Rai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Ultramarines Dreadnough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eteran Brother Maxo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ager Recrui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bush not supported</text:p>
          </table:table-cell>
        </table:table-row>
        <table:table-row table:style-name="ro1">
          <table:table-cell office:value-type="string" calcext:value-type="string">
            <text:p>Iron Hands Techmarin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 Guard Spee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athwing Guar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rop Pod Assaul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Indomitabl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Exterminat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dwyn Pattern Bolt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on Halo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Fortress-Monastery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ly Sepulchr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traken’s Command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mega Zero Comma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lorious Interventio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Straken’s Cunning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tling Deadey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dian Mortar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nctioned Psy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man Russ Battle Tank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dian Hellhou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ssault Valkyri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alwart Ogry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Captain Marki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nginseer Augu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enal Legionna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fantry Conscript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ysian Assault Team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reemptive Barrag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uppressive F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ostile Environment Gea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dyguar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mperial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ckcrete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Catachan Outpost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Nazdreg’s Flash Git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Kraktoof Hall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ga Is Bett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ybork Bod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iveling Grot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N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eirdboy Mania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nkbusta Bomma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gged Killa Kan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raged Or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ushface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d Do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kkitbo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oota M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rna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ttle Cr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notling Attac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quig Bombin’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okkit Launch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rk Kannon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toof Bann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llyporta Pad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Zarathur’s Flamer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hrine of Warpflam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nfernal Gatewa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Mark of Chao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Alpha Legion Infiltr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ssesse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plintered Path Acolyt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st reduction not implemented</text:p>
          </table:table-cell>
        </table:table-row>
        <table:table-row table:style-name="ro1">
          <table:table-cell office:value-type="string" calcext:value-type="string">
            <text:p>Khorne Berzerk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cious Bloodlett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mbral Preach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ck Legion Heldrak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ous Flesh Hound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Virulent Plague Squa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haos Fanatic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ul Grind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mand struggle actions/reactions not supported</text:p>
          </table:table-cell>
        </table:table-row>
        <table:table-row table:style-name="ro1">
          <table:table-cell office:value-type="string" calcext:value-type="string">
            <text:p>Xavaes Split-Tongu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rp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Tzeentch’s Fire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romise of Glor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ne-Encrusted Arm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re Mutation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Fortress of Madnes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der Cogit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Kith’s Khymeramas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ymera D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act of the Haemonculi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gonizer of Br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barite Marksma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cubus Warri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emonculus Tormen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ellion Ga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asthunter Wyche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leful Mandrak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le Raid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Black Heart Ravag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uting not supported</text:p>
          </table:table-cell>
        </table:table-row>
        <table:table-row table:style-name="ro1">
          <table:table-cell office:value-type="string" calcext:value-type="string">
            <text:p>Murder of Razorwing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iseum Figh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ard pile interaction not supported</text:p>
          </table:table-cell>
        </table:table-row>
        <table:table-row table:style-name="ro1">
          <table:table-cell office:value-type="string" calcext:value-type="string">
            <text:p>Kabalite Strike Forc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ren Zythlex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Power from Pai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Archon’s Terr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aid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ufferi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ypex Injec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oes not ready unit</text:p>
          </table:table-cell>
        </table:table-row>
        <table:table-row table:style-name="ro1">
          <table:table-cell office:value-type="string" calcext:value-type="string">
            <text:p>Altar of Torment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wisted Laboratory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; blanking</text:p>
          </table:table-cell>
        </table:table-row>
        <table:table-row table:style-name="ro1">
          <table:table-cell office:value-type="string" calcext:value-type="string">
            <text:p>Starbane’s Counci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aitoc Shri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Mobil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Biel-Tan Guardian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tansar Ra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ar Survivalis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drider Squadr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oaring Falc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Wailing Wraithfight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Iyanden Wraithgua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rouded Harlequi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wordwind Farse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lvered Blade Ave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el-Tan Warp Spid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Spiritseer Eratha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perior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Nullif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ift of Isha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Banshee Power Swo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discard cards for extra attack</text:p>
          </table:table-cell>
        </table:table-row>
        <table:table-row table:style-name="ro1">
          <table:table-cell office:value-type="string" calcext:value-type="string">
            <text:p>Corsair Trading Por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aftworld Gat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hadowsun’s Stealth Cadre</text:p>
          </table:table-cell>
          <table:table-cell table:style-name="ce6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mmunications Rel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s not supported</text:p>
          </table:table-cell>
        </table:table-row>
        <table:table-row table:style-name="ro1">
          <table:table-cell office:value-type="string" calcext:value-type="string">
            <text:p>Squadron Redeployment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ommand-Link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move the attachment around</text:p>
          </table:table-cell>
        </table:table-row>
        <table:table-row table:style-name="ro1">
          <table:table-cell office:value-type="string" calcext:value-type="string">
            <text:p>Recon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or’la Marksm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ivore Pack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ash’ya Trailblazer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Fire Warrior Elit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ire Warrior Strike Tea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isis Battle Guar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Earther Caste Technici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un Drone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ingwing Swa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blade Kais’vr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Experimental Devilfish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ven the Odd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alculated Strik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eceptio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Repulsor Impact Fiel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on Rifl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ontline Launch B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mbush Platfo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, action not done</text:p>
          </table:table-cell>
        </table:table-row>
        <table:table-row table:style-name="ro1">
          <table:table-cell office:value-type="string" calcext:value-type="string">
            <text:p>No Merc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Void Pirat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gue Trader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all Back!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Promethium Min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romotion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lannum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trox Prime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rl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oui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a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rr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sus IV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erri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Y’var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idial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Proportion of cards implemented:</text:p>
          </table:table-cell>
          <table:table-cell/>
          <table:table-cell table:formula="of:=COUNTIF([.C2:.C185];&quot;Yes&quot;)/184" office:value-type="float" office:value="0.570652173913044" calcext:value-type="float">
            <text:p>0.570652173913044</text:p>
          </table:table-cell>
          <table:table-cell/>
        </table:table-row>
        <table:table-row table:style-name="ro1" table:number-rows-repeated="1048388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Sheet1.B1:Sheet1.B146 Sheet1.B148:Sheet1.B1048576">
            <calcext:condition calcext:apply-style-name="Astra Militarum Colour" calcext:value="=&quot;Astra Militarum&quot;" calcext:base-cell-address="Sheet1.B2"/>
          </calcext:conditional-format>
          <calcext:conditional-format calcext:target-range-address="Sheet1.B1:Sheet1.B146 Sheet1.B148:Sheet1.B1048576">
            <calcext:condition calcext:apply-style-name="Space Marines" calcext:value="=&quot;Space Marines&quot;" calcext:base-cell-address="Sheet1.B1"/>
          </calcext:conditional-format>
          <calcext:conditional-format calcext:target-range-address="Sheet1.B1:Sheet1.B146 Sheet1.B148:Sheet1.B1048576">
            <calcext:condition calcext:apply-style-name="Orks Colour" calcext:value="=&quot;Orks&quot;" calcext:base-cell-address="Sheet1.B1"/>
          </calcext:conditional-format>
          <calcext:conditional-format calcext:target-range-address="Sheet1.B1:Sheet1.B146 Sheet1.B148:Sheet1.B1048576">
            <calcext:condition calcext:apply-style-name="Chaos Colour" calcext:value="=&quot;Chaos&quot;" calcext:base-cell-address="Sheet1.B1"/>
          </calcext:conditional-format>
          <calcext:conditional-format calcext:target-range-address="Sheet1.B1:Sheet1.B146 Sheet1.B148:Sheet1.B1048576">
            <calcext:condition calcext:apply-style-name="Dark Eldar Colour" calcext:value="=&quot;Dark Eldar&quot;" calcext:base-cell-address="Sheet1.B1"/>
          </calcext:conditional-format>
          <calcext:conditional-format calcext:target-range-address="Sheet1.B1:Sheet1.B146 Sheet1.B148:Sheet1.B1048576">
            <calcext:condition calcext:apply-style-name="Eldar Colour" calcext:value="=&quot;Eldar&quot;" calcext:base-cell-address="Sheet1.B1"/>
          </calcext:conditional-format>
          <calcext:conditional-format calcext:target-range-address="Sheet1.B1:Sheet1.B146 Sheet1.B148:Sheet1.B1048576">
            <calcext:condition calcext:apply-style-name="Tau Colour" calcext:value="=&quot;Tau&quot;" calcext:base-cell-address="Sheet1.B1"/>
          </calcext:conditional-format>
          <calcext:conditional-format calcext:target-range-address="Sheet1.B147:Sheet1.B169">
            <calcext:condition calcext:apply-style-name="Astra Militarum Colour" calcext:value="=&quot;Astra Militarum&quot;" calcext:base-cell-address="Sheet1.B147"/>
          </calcext:conditional-format>
          <calcext:conditional-format calcext:target-range-address="Sheet1.B147:Sheet1.B169">
            <calcext:condition calcext:apply-style-name="Space Marines" calcext:value="=&quot;Space Marines&quot;" calcext:base-cell-address="Sheet1.B147"/>
          </calcext:conditional-format>
          <calcext:conditional-format calcext:target-range-address="Sheet1.B147:Sheet1.B169">
            <calcext:condition calcext:apply-style-name="Orks Colour" calcext:value="=&quot;Orks&quot;" calcext:base-cell-address="Sheet1.B147"/>
          </calcext:conditional-format>
          <calcext:conditional-format calcext:target-range-address="Sheet1.B147:Sheet1.B169">
            <calcext:condition calcext:apply-style-name="Chaos Colour" calcext:value="=&quot;Chaos&quot;" calcext:base-cell-address="Sheet1.B147"/>
          </calcext:conditional-format>
          <calcext:conditional-format calcext:target-range-address="Sheet1.B147:Sheet1.B169">
            <calcext:condition calcext:apply-style-name="Dark Eldar Colour" calcext:value="=&quot;Dark Eldar&quot;" calcext:base-cell-address="Sheet1.B147"/>
          </calcext:conditional-format>
          <calcext:conditional-format calcext:target-range-address="Sheet1.B147:Sheet1.B169">
            <calcext:condition calcext:apply-style-name="Eldar Colour" calcext:value="=&quot;Eldar&quot;" calcext:base-cell-address="Sheet1.B147"/>
          </calcext:conditional-format>
          <calcext:conditional-format calcext:target-range-address="Sheet1.B147:Sheet1.B169">
            <calcext:condition calcext:apply-style-name="Tau Colour" calcext:value="=&quot;Tau&quot;" calcext:base-cell-address="Sheet1.B147"/>
          </calcext:conditional-format>
          <calcext:conditional-format calcext:target-range-address="Sheet1.C1:Sheet1.C1048576">
            <calcext:condition calcext:apply-style-name="Bad" calcext:value="=&quot;No&quot;" calcext:base-cell-address="Sheet1.C1"/>
          </calcext:conditional-format>
          <calcext:conditional-format calcext:target-range-address="Sheet1.C1:Sheet1.C1048576">
            <calcext:condition calcext:apply-style-name="Good" calcext:value="=&quot;Yes&quot;" calcext:base-cell-address="Sheet1.C1"/>
          </calcext:conditional-format>
          <calcext:conditional-format calcext:target-range-address="Sheet1.C1:Sheet1.C1048576">
            <calcext:condition calcext:apply-style-name="Neutral" calcext:value="=&quot;Maybe&quot;" calcext:base-cell-address="Sheet1.C1"/>
          </calcext:conditional-format>
        </calcext:conditional-formats>
      </table:table>
      <table:named-expressions>
        <table:named-range table:name="Card" table:base-cell-address="$Sheet1.$A$1" table:cell-range-address="$Sheet1.$A:.$A"/>
        <table:named-range table:name="Cards" table:base-cell-address="$Sheet1.$A$1" table:cell-range-address="$Sheet1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pace_20_Marines_20_Colour" style:display-name="Space Marines Colour" style:family="table-cell" style:parent-style-name="Default">
      <style:table-cell-properties fo:background-color="#2a6099"/>
    </style:style>
    <style:style style:name="Space_20_Marines" style:display-name="Space Marines" style:family="table-cell" style:parent-style-name="Default">
      <style:table-cell-properties fo:background-color="#2a6099"/>
    </style:style>
    <style:style style:name="Astra_20_Militarum_20_Colour" style:display-name="Astra Militarum Colour" style:family="table-cell" style:parent-style-name="Default">
      <style:table-cell-properties fo:background-color="#808080"/>
    </style:style>
    <style:style style:name="Orks_20_Colour" style:display-name="Orks Colour" style:family="table-cell" style:parent-style-name="Default">
      <style:table-cell-properties fo:background-color="#81d41a"/>
    </style:style>
    <style:style style:name="Chaos_20_Colour" style:display-name="Chaos Colour" style:family="table-cell" style:parent-style-name="Default">
      <style:table-cell-properties fo:background-color="#ff0000"/>
    </style:style>
    <style:style style:name="Dark_20_Eldar_20_Colour" style:display-name="Dark Eldar Colour" style:family="table-cell" style:parent-style-name="Default">
      <style:table-cell-properties fo:background-color="#780373"/>
    </style:style>
    <style:style style:name="Eldar_20_Colour" style:display-name="Eldar Colour" style:family="table-cell" style:parent-style-name="Default">
      <style:table-cell-properties fo:background-color="#ffff38"/>
    </style:style>
    <style:style style:name="Tau_20_Colour" style:display-name="Tau Colour" style:family="table-cell" style:parent-style-name="Default">
      <style:table-cell-properties fo:background-color="#b4c7d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3">00/00/0000</text:date>, <text:time style:data-style-name="N2" text:time-value="10:57:20.043796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0T07:45:58.539233800</meta:creation-date>
    <dc:date>2025-04-03T11:35:29.353201600</dc:date>
    <meta:editing-duration>P1DT9H18M25S</meta:editing-duration>
    <meta:editing-cycles>57</meta:editing-cycles>
    <meta:generator>LibreOffice/25.2.1.2$Windows_X86_64 LibreOffice_project/d3abf4aee5fd705e4a92bba33a32f40bc4e56f49</meta:generator>
    <meta:document-statistic meta:table-count="1" meta:cell-count="637" meta:object-count="0"/>
  </office:meta>
</office:document-meta>
</file>